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319in"/>
    </style:style>
    <style:style style:name="Table1.B" style:family="table-column">
      <style:table-column-properties style:column-width="1.4056in"/>
    </style:style>
    <style:style style:name="Table1.C" style:family="table-column">
      <style:table-column-properties style:column-width="1.7417in"/>
    </style:style>
    <style:style style:name="Table1.D" style:family="table-column">
      <style:table-column-properties style:column-width="1.3208in"/>
    </style:style>
    <style:style style:name="Table1.E" style:family="table-column">
      <style:table-column-properties style:column-width="1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9561" officeooo:paragraph-rsid="00059561"/>
    </style:style>
    <style:style style:name="P2" style:family="paragraph" style:parent-style-name="Text_20_body">
      <style:paragraph-properties fo:text-align="center" style:justify-single-word="false"/>
      <style:text-properties officeooo:rsid="00082be6" officeooo:paragraph-rsid="00082be6"/>
    </style:style>
    <style:style style:name="P3" style:family="paragraph" style:parent-style-name="Text_20_body">
      <style:text-properties fo:font-style="normal" officeooo:rsid="00059561" officeooo:paragraph-rsid="00059561" style:font-style-asian="normal" style:font-style-complex="normal"/>
    </style:style>
    <style:style style:name="P4" style:family="paragraph" style:parent-style-name="Text_20_body">
      <style:text-properties fo:font-style="normal" officeooo:rsid="00071dd5" officeooo:paragraph-rsid="00071dd5" style:font-style-asian="normal" style:font-style-complex="normal"/>
    </style:style>
    <style:style style:name="P5" style:family="paragraph" style:parent-style-name="Text_20_body">
      <style:text-properties fo:font-style="normal" officeooo:rsid="00082be6" officeooo:paragraph-rsid="00082be6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fo:font-style="normal" officeooo:rsid="00082be6" officeooo:paragraph-rsid="00082be6" style:font-style-asian="normal" style:font-style-complex="normal"/>
    </style:style>
    <style:style style:name="P7" style:family="paragraph" style:parent-style-name="Text_20_body">
      <style:text-properties fo:font-weight="normal" officeooo:rsid="00092bd7" officeooo:paragraph-rsid="00092bd7" style:font-weight-asian="normal" style:font-weight-complex="normal"/>
    </style:style>
    <style:style style:name="P8" style:family="paragraph" style:parent-style-name="Preformatted_20_Text">
      <style:text-properties style:font-name="Liberation Serif" fo:font-size="12pt" officeooo:rsid="00071dd5" officeooo:paragraph-rsid="00071dd5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0b7e55" officeooo:paragraph-rsid="000b7e55" style:font-size-asian="10.5pt" style:font-size-complex="12pt"/>
    </style:style>
    <style:style style:name="P10" style:family="paragraph" style:parent-style-name="Preformatted_20_Text">
      <style:paragraph-properties fo:text-align="center" style:justify-single-word="false"/>
      <style:text-properties fo:font-variant="normal" fo:text-transform="none" fo:color="#24292e" style:font-name="SFMono-Regular" fo:font-size="11.25pt" fo:letter-spacing="normal" fo:font-style="normal" fo:font-weight="normal" officeooo:rsid="00082be6" officeooo:paragraph-rsid="00082be6"/>
    </style:style>
    <style:style style:name="P11" style:family="paragraph" style:parent-style-name="Preformatted_20_Text">
      <style:text-properties officeooo:rsid="00071dd5" officeooo:paragraph-rsid="00071dd5"/>
    </style:style>
    <style:style style:name="P12" style:family="paragraph" style:parent-style-name="Table_20_Contents">
      <style:paragraph-properties fo:text-align="center" style:justify-single-word="false"/>
      <style:text-properties officeooo:rsid="00082be6" officeooo:paragraph-rsid="00082be6"/>
    </style:style>
    <style:style style:name="P13" style:family="paragraph" style:parent-style-name="Text_20_body" style:list-style-name="L1">
      <style:text-properties fo:font-style="normal" officeooo:rsid="00071dd5" officeooo:paragraph-rsid="00071dd5" style:font-style-asian="normal" style:font-style-complex="normal"/>
    </style:style>
    <style:style style:name="P14" style:family="paragraph" style:parent-style-name="Text_20_body">
      <style:text-properties fo:font-style="normal" officeooo:rsid="000b7e55" officeooo:paragraph-rsid="000b7e55" style:font-style-asian="normal" style:font-style-complex="normal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4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f13e" style:font-style-asian="normal" style:font-style-complex="normal"/>
    </style:style>
    <style:style style:name="T3" style:family="text">
      <style:text-properties fo:font-style="normal" officeooo:rsid="000b7e55" style:font-style-asian="normal" style:font-style-complex="normal"/>
    </style:style>
    <style:style style:name="T4" style:family="text">
      <style:text-properties fo:font-style="normal" officeooo:rsid="000d2583" style:font-style-asian="normal" style:font-style-complex="normal"/>
    </style:style>
    <style:style style:name="T5" style:family="text">
      <style:text-properties fo:font-style="normal" officeooo:rsid="000f8114" style:font-style-asian="normal" style:font-style-complex="normal"/>
    </style:style>
    <style:style style:name="T6" style:family="text">
      <style:text-properties officeooo:rsid="00071d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ef0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eport</text:h>
      <text:p text:style-name="P1">Name: Dhruv Sangvikar</text:p>
      <text:p text:style-name="P1">Net ID: dgs160230</text:p>
      <text:p text:style-name="P1"/>
      <text:p text:style-name="P1"/>
      <text:h text:style-name="P16" text:outline-level="4">Support Vector Machines</text:h>
      <text:p text:style-name="P3">By definition of SVM, libSVM will generate hyperplanes using the given supervised training data with labels, and using the model try to apply and predict labels on the validation data.</text:p>
      <text:p text:style-name="P4">The task was pretty straight forward. The libSVM package provided the makeFile to build the following executables:</text:p>
      <text:list xml:id="list8015682518471004573" text:style-name="L1">
        <text:list-item>
          <text:p text:style-name="P13">svm-scale</text:p>
        </text:list-item>
        <text:list-item>
          <text:p text:style-name="P13">svm-train</text:p>
        </text:list-item>
        <text:list-item>
          <text:p text:style-name="P13">svm-predict</text:p>
        </text:list-item>
      </text:list>
      <text:p text:style-name="P4">Using the following commands did the task of training the model:</text:p>
      <text:p text:style-name="Preformatted_20_Text">./svm-train -t 0 promoters_data/training.new promoters_data/model/model-<text:span text:style-name="T6">kernel-0</text:span></text:p>
      <text:p text:style-name="Preformatted_20_Text"/>
      <text:p text:style-name="P8">To make the prediction and record the accuracy, used the following command:</text:p>
      <text:p text:style-name="P8"/>
      <text:p text:style-name="P11">./svm-predict promoters_data/validation.new promoters_data/model/model promoters_data/output</text:p>
      <text:p text:style-name="Preformatted_20_Text"/>
      <text:p text:style-name="P9">As data provided was already in the libsvm compatible format and range of values was not <text:span text:style-name="T8">large</text:span>, no preprocessing or scaling of data was required.</text:p>
      <text:p text:style-name="P9"/>
      <text:p text:style-name="P5">According to different kernels, the model was able to classify the validation data with different accuracy. Following table lists the kernel type and accuracy obtained on the validation data set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Sr. No.</text:p>
          </table:table-cell>
          <table:table-cell table:style-name="Table1.A1" office:value-type="string">
            <text:p text:style-name="P12">Kernel Type</text:p>
          </table:table-cell>
          <table:table-cell table:style-name="Table1.A1" office:value-type="string">
            <text:p text:style-name="P12">LibSVM FlagValue (-t)</text:p>
          </table:table-cell>
          <table:table-cell table:style-name="Table1.A1" office:value-type="string">
            <text:p text:style-name="P12">Accuracy</text:p>
          </table:table-cell>
          <table:table-cell table:style-name="Table1.E1" office:value-type="string">
            <text:p text:style-name="P12">Correct Classification Count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0">linear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6">85.7143%</text:p>
          </table:table-cell>
          <table:table-cell table:style-name="Table1.E2" office:value-type="string">
            <text:p text:style-name="P2">30/35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0">polynomial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6">74.2857% </text:p>
          </table:table-cell>
          <table:table-cell table:style-name="Table1.E2" office:value-type="string">
            <text:p text:style-name="P2">26/35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0">radial basis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6">77.1429% </text:p>
          </table:table-cell>
          <table:table-cell table:style-name="Table1.E2" office:value-type="string">
            <text:p text:style-name="P2">27/35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0">sigmoid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6">45.7143% </text:p>
          </table:table-cell>
          <table:table-cell table:style-name="Table1.E2" office:value-type="string">
            <text:p text:style-name="P2">16/35</text:p>
          </table:table-cell>
        </table:table-row>
      </table:table>
      <text:p text:style-name="P14"><text:span text:style-name="T7"><text:line-break/>Observation:</text:span></text:p>
      <text:p text:style-name="P7"><text:span text:style-name="T1">It can be observed that the data </text:span><text:span text:style-name="T3">labels are </text:span><text:span text:style-name="T1">binary (labels 0,1). </text:span><text:span text:style-name="T2">Also, <text:s/>the number of samples in the training data is comparable to the number of features. </text:span><text:span text:style-name="T3">Both of these factors account for the high accuracy shown using linear kernel </text:span><text:span text:style-name="T4">which normally works better on such kind of data. The few number of training samples accounts for the sigmoid function working so poorly. </text:span><text:span text:style-name="T5">The radial basis kernel, which is considered to be a good default function, works better than sigmoid or polynomia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21:15:40.732699165</meta:creation-date>
    <dc:date>2017-04-16T12:30:06.389930322</dc:date>
    <meta:editing-duration>PT1H8M32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42" meta:word-count="266" meta:character-count="1723" meta:non-whitespace-character-count="1496"/>
  </office:meta>
</office:document-meta>
</file>